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3373"/>
    </style:style>
    <style:style style:name="P2" style:family="paragraph" style:parent-style-name="Standard" style:list-style-name="L2">
      <style:text-properties officeooo:paragraph-rsid="00113373"/>
    </style:style>
    <style:style style:name="P3" style:family="paragraph" style:parent-style-name="Standard" style:list-style-name="L2">
      <style:text-properties officeooo:rsid="00113373" officeooo:paragraph-rsid="00113373"/>
    </style:style>
    <style:style style:name="P4" style:family="paragraph" style:parent-style-name="Standard">
      <style:text-properties officeooo:rsid="00113373" officeooo:paragraph-rsid="00113373"/>
    </style:style>
    <style:style style:name="P5" style:family="paragraph" style:parent-style-name="Standard" style:list-style-name="L4">
      <style:text-properties officeooo:rsid="00113373" officeooo:paragraph-rsid="00113373"/>
    </style:style>
    <style:style style:name="P6" style:family="paragraph" style:parent-style-name="Standard">
      <style:text-properties officeooo:rsid="00130a03" officeooo:paragraph-rsid="00130a03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officeooo:rsid="00113373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1">Os processos iniciam-se na instrução a seguir ao fork → (como se fossem iniciados na instrução posterior à de fork) → retorno do fork </text:span></text:p>
      <text:p text:style-name="Standard"/>
      <text:p text:style-name="P1"><text:tab/><text:span text:style-name="T1">Distinguimos o pai do filho pelo valor de retorno do fork</text:span></text:p>
      <text:list xml:id="list522870901" text:style-name="L2">
        <text:list-item>
          <text:p text:style-name="P2"><text:span text:style-name="T1">Se o valor de retorno do fork for maior do que 0 → temos o pid do filho que foi retornado ao pai </text:span></text:p>
        </text:list-item>
        <text:list-item>
          <text:p text:style-name="P3">Se retornar 0 estamos no processo filho</text:p>
        </text:list-item>
        <text:list-item>
          <text:p text:style-name="P3">Se retornar -1 → erro </text:p>
        </text:list-item>
      </text:list>
      <text:p text:style-name="P4"/>
      <text:p text:style-name="Standard"><text:span text:style-name="T1"><text:tab/>Em unix os processos tem todos um pid (process id) </text:span></text:p>
      <text:p text:style-name="Standard"><text:tab/><text:span text:style-name="T1">Em geral os processos filhos morrem antes do processo pai, no caso raro de um processo ficar órfão (morte do processo pai antes do processo filho), este processo é adotado pelo primeiro processo de todos (em unix original teríamos ppid [parent process id] == 1), no unix atual teremos um ppid irreconhecível quando utilizamos o comando “ps l” </text:span></text:p>
      <text:p text:style-name="Standard"><text:tab/></text:p>
      <text:list xml:id="list972106391" text:style-name="L4">
        <text:list-item>
          <text:p text:style-name="P5">Os processos são criados por copia (clones)</text:p>
        </text:list-item>
        <text:list-item>
          <text:p text:style-name="P5">Os processos executam a partir do retorno do fork </text:p>
        </text:list-item>
        <text:list-item>
          <text:p text:style-name="P5">O espaço de endereçamento do pai e do filho são diferentes (podemos manipular para que partilhe endereços de memoria), logo não poderão partilhar dados </text:p>
        </text:list-item>
      </text:list>
      <text:p text:style-name="P4"/>
      <text:p text:style-name="P4"><text:tab/><text:tab/></text:p>
      <text:p text:style-name="P4"><text:tab/><text:tab/><text:tab/>1024</text:p>
      <text:p text:style-name="P4"><text:tab/><text:tab/><text:tab/>main()</text:p>
      <text:p text:style-name="P4"><text:tab/><text:tab/><text:tab/> <text:s text:c="3"/>|</text:p>
      <text:p text:style-name="P4"><text:tab/><text:tab/><text:tab/> <text:s text:c="3"/>|</text:p>
      <text:p text:style-name="P4"><text:tab/><text:tab/><text:tab/> <text:s text:c="3"/>|<text:tab/><text:tab/>(fork)</text:p>
      <text:p text:style-name="P4"><text:tab/><text:tab/><text:tab/> <text:s text:c="3"/>|_ _ _ _ _ _ _</text:p>
      <text:p text:style-name="P4"><text:tab/><text:tab/><text:tab/><text:tab/><text:tab/> |</text:p>
      <text:p text:style-name="P4"><text:tab/><text:tab/><text:tab/><text:tab/><text:tab/> |<text:tab/><text:tab/>1024</text:p>
      <text:p text:style-name="P4"><text:tab/><text:tab/><text:tab/><text:tab/><text:tab/> |_ _ _ _ _ _ _ _</text:p>
      <text:p text:style-name="P4"><text:tab/><text:tab/><text:tab/> <text:s text:c="3"/>_ _ _ _ _ _ _ |<text:tab/><text:tab/>|</text:p>
      <text:p text:style-name="P4"><text:tab/><text:tab/><text:tab/> <text:s text:c="3"/>fork = 1027<text:tab/><text:tab/><text:tab/>|</text:p>
      <text:p text:style-name="P4"><text:tab/><text:tab/><text:tab/><text:tab/><text:tab/><text:tab/><text:tab/>|</text:p>
      <text:p text:style-name="P4"><text:tab/><text:tab/><text:tab/><text:tab/><text:tab/><text:tab/><text:tab/>|<text:tab/></text:p>
      <text:p text:style-name="P4"><text:tab/><text:tab/><text:tab/><text:tab/><text:tab/><text:tab/> <text:s text:c="6"/>fork = 0</text:p>
      <text:p text:style-name="P4"/>
      <text:p text:style-name="P4"><text:tab/>O exit não é uma chamada ao sistema (atua como um desejo de morrer) a system call que deveremos usar é _exit(), que nunca retorna erro. </text:p>
      <text:p text:style-name="P4"><text:tab/>void _exit (int…)</text:p>
      <text:p text:style-name="P4"/>
      <text:p text:style-name="P6"><text:tab/>pid_t wait (int *<text:span text:style-name="T2">status</text:span>)</text:p>
      <text:p text:style-name="P6"><draw:path text:anchor-type="paragraph" draw:z-index="0" draw:name="Forma1" draw:style-name="gr1" draw:text-style-name="P7" svg:width="0.813cm" svg:height="4.034cm" draw:transform="rotate (-1.5707963267949) translate (8.65893055555555cm 0.0811388888888825cm)" svg:viewBox="0 0 814 4035" svg:d="M0 4022c279-51 716 173 794-265 46-257 0-529 0-794 0-282 0-566 0-846 0-283 0-565 0-847 0-263-2-527 0-794v-264-212"><text:p/></draw:path><text:tab/>{<text:tab/><text:tab/><text:tab/><text:tab/><text:tab/><text:tab/><text:tab/><text:tab/><text:tab/>1. Exit</text:p>
      <text:p text:style-name="P6"><text:tab/><text:tab/>int s;<text:tab/><text:tab/><text:tab/><text:tab/><text:tab/>Como morreu<text:tab/><text:tab/>2. Sinal</text:p>
      <text:p text:style-name="P6"><text:tab/><text:tab/>pid = fork();<text:tab/><text:tab/><text:tab/><text:tab/><text:tab/><text:tab/><text:tab/>3. Debug (não interessa) </text:p>
      <text:p text:style-name="P6"><text:tab/><text:tab/>if(pid == 0) //filho</text:p>
      <text:p text:style-name="P6"><text:tab/><text:tab/><text:tab/>_exit(7)</text:p>
      <text:p text:style-name="P6"><text:tab/><text:tab/></text:p>
      <text:p text:style-name="P6"><text:tab/>}<text:tab/><text:tab/>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2T01:29:35.845900710</meta:creation-date>
    <dc:date>2022-10-22T01:50:02.742262642</dc:date>
    <meta:editing-duration>PT7M6S</meta:editing-duration>
    <meta:editing-cycles>1</meta:editing-cycles>
    <meta:document-statistic meta:table-count="0" meta:image-count="0" meta:object-count="0" meta:page-count="1" meta:paragraph-count="36" meta:word-count="281" meta:character-count="1525" meta:non-whitespace-character-count="1124"/>
    <meta:generator>LibreOffice/6.4.7.2$Linux_X86_64 LibreOffice_project/40$Build-2</meta:generator>
  </office:meta>
</office:document-meta>
</file>